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76.7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Liberation Sans" fo:font-size="10pt" fo:language="en" fo:country="US" fo:font-weight="normal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Bacteriófago</text:p>
          </table:table-cell>
          <table:table-cell table:style-name="ce1" office:value-type="string" calcext:value-type="string">
            <text:p>Inserção</text:p>
          </table:table-cell>
          <table:table-cell table:style-name="ce1" office:value-type="string" calcext:value-type="string">
            <text:p>Código da proteína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Link Uniprot</text:p>
          </table:table-cell>
          <table:table-cell table:style-name="ce1" office:value-type="string" calcext:value-type="string">
            <text:p>% de identidade</text:p>
          </table:table-cell>
          <table:table-cell table:style-name="ce1" office:value-type="string" calcext:value-type="string">
            <text:p>Tamanho do alinhamento</text:p>
          </table:table-cell>
          <table:table-cell table:style-name="ce1" office:value-type="string" calcext:value-type="string">
            <text:p>Tamanho da proteí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va</text:p>
          </table:table-cell>
          <table:table-cell table:style-name="ce3" office:value-type="string" calcext:value-type="string">
            <text:p>m_chelonae 2</text:p>
          </table:table-cell>
          <table:table-cell table:style-name="ce3" office:value-type="string" calcext:value-type="string">
            <text:p>A0A1S1K7G1_MYCCH</text:p>
          </table:table-cell>
          <table:table-cell office:value-type="string" calcext:value-type="string">
            <text:p>RNA-splicing ligase RtcB</text:p>
          </table:table-cell>
          <table:table-cell office:value-type="string" calcext:value-type="string">
            <text:p><text:a xlink:href="http://www.uniprot.org/uniprot/A0A1S1K7G1" xlink:type="simple">http://www.uniprot.org/uniprot/A0A1S1K7G1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398" calcext:value-type="float">
            <text:p>3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table:style-name="ce3" office:value-type="string" calcext:value-type="string">
            <text:p>m_aviumk10 21</text:p>
          </table:table-cell>
          <table:table-cell table:style-name="ce3" office:value-type="string" calcext:value-type="string">
            <text:p>A0A0E2W3N4_MYCAV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0E2W3N4" xlink:type="simple">http://www.uniprot.org/uniprot/A0A0E2W3N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table:style-name="ce3" office:value-type="string" calcext:value-type="string">
            <text:p>m_vanbaalenii 24</text:p>
          </table:table-cell>
          <table:table-cell table:style-name="ce3" office:value-type="string" calcext:value-type="string">
            <text:p>A1T6S7_MYCVP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1T6S7" xlink:type="simple">http://www.uniprot.org/uniprot/A1T6S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table:style-name="ce3" office:value-type="string" calcext:value-type="string">
            <text:p>m_gilvum 1</text:p>
          </table:table-cell>
          <table:table-cell table:style-name="ce3" office:value-type="string" calcext:value-type="string">
            <text:p>A4TDV9_MYCGI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4TDV9" xlink:type="simple">http://www.uniprot.org/uniprot/A4TDV9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jls 38</text:p>
          </table:table-cell>
          <table:table-cell table:style-name="ce3" office:value-type="string" calcext:value-type="string">
            <text:p>A0A1A0TGU4_9MYCO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1A0TGU4" xlink:type="simple">http://www.uniprot.org/uniprot/A0A1A0TGU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kms 29</text:p>
          </table:table-cell>
          <table:table-cell table:style-name="ce3" office:value-type="string" calcext:value-type="string">
            <text:p>A0A1A0TGU4_9MYCO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1A0TGU4" xlink:type="simple">http://www.uniprot.org/uniprot/A0A1A0TGU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mcs 24</text:p>
          </table:table-cell>
          <table:table-cell table:style-name="ce3" office:value-type="string" calcext:value-type="string">
            <text:p>A0A1A0TGU4_9MYCO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1A0TGU4" xlink:type="simple">http://www.uniprot.org/uniprot/A0A1A0TGU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table:style-name="ce3" office:value-type="string" calcext:value-type="string">
            <text:p>m_marinum 18</text:p>
          </table:table-cell>
          <table:table-cell table:style-name="ce3" office:value-type="string" calcext:value-type="string">
            <text:p>B2HHG5_MYCMM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1A0TGU4" xlink:type="simple">http://www.uniprot.org/uniprot/A0A1A0TGU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cdc 17</text:p>
          </table:table-cell>
          <table:table-cell table:style-name="ce3" office:value-type="string" calcext:value-type="string">
            <text:p>I6YB02_MYCTU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I6YB02" xlink:type="simple">http://www.uniprot.org/uniprot/I6YB02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f11 18</text:p>
          </table:table-cell>
          <table:table-cell table:style-name="ce3" office:value-type="string" calcext:value-type="string">
            <text:p>I6YB02_MYCTU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I6YB02" xlink:type="simple">http://www.uniprot.org/uniprot/I6YB02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_h37ra 18</text:p>
          </table:table-cell>
          <table:table-cell table:style-name="ce3" office:value-type="string" calcext:value-type="string">
            <text:p>I6YB02_MYCTU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I6YB02" xlink:type="simple">http://www.uniprot.org/uniprot/I6YB02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table:style-name="ce3" office:value-type="string" calcext:value-type="string">
            <text:p>m_chelonae 3</text:p>
          </table:table-cell>
          <table:table-cell table:style-name="ce3" office:value-type="string" calcext:value-type="string">
            <text:p>A0A145U081_9MYCO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145U081" xlink:type="simple">http://www.uniprot.org/uniprot/A0A145U081</text:a></text:p>
          </table:table-cell>
          <table:table-cell office:value-type="string" calcext:value-type="string">
            <text:p>99.68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absiella</text:p>
          </table:table-cell>
          <table:table-cell table:style-name="ce3" office:value-type="string" calcext:value-type="string">
            <text:p>m_senegalense 12</text:p>
          </table:table-cell>
          <table:table-cell table:style-name="ce3" office:value-type="string" calcext:value-type="string">
            <text:p>A0A0J8WQV6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J8WQV6" xlink:type="simple">http://www.uniprot.org/uniprot/A0A0J8WQV6</text:a>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gNuz</text:p>
          </table:table-cell>
          <table:table-cell table:style-name="ce3" office:value-type="string" calcext:value-type="string">
            <text:p>m_vanbaalenii 23</text:p>
          </table:table-cell>
          <table:table-cell table:style-name="ce3" office:value-type="string" calcext:value-type="string">
            <text:p>A1TD87_MYCVP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<text:a xlink:href="http://www.uniprot.org/uniprot/A1TD87" xlink:type="simple">http://www.uniprot.org/uniprot/A1TD8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va</text:p>
          </table:table-cell>
          <table:table-cell table:style-name="ce3" office:value-type="string" calcext:value-type="string">
            <text:p>m_flavescens 1</text:p>
          </table:table-cell>
          <table:table-cell table:style-name="ce3" office:value-type="string" calcext:value-type="string">
            <text:p>A0A1H6IFE8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H6IFE8" xlink:type="simple">http://www.uniprot.org/uniprot/A0A1H6IFE8</text:a></text:p>
          </table:table-cell>
          <table:table-cell office:value-type="string" calcext:value-type="string">
            <text:p>90.32</text:p>
          </table:table-cell>
          <table:table-cell office:value-type="float" office:value="186" calcext:value-type="float">
            <text:p>186</text:p>
          </table:table-cell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a</text:p>
          </table:table-cell>
          <table:table-cell table:style-name="ce3" office:value-type="string" calcext:value-type="string">
            <text:p>m_gilvum 2-4</text:p>
          </table:table-cell>
          <table:table-cell table:style-name="ce3" office:value-type="string" calcext:value-type="string">
            <text:p>X8F7V5_MYCUL</text:p>
          </table:table-cell>
          <table:table-cell office:value-type="string" calcext:value-type="string">
            <text:p>FtsK/SpoIIIE family protein</text:p>
          </table:table-cell>
          <table:table-cell office:value-type="string" calcext:value-type="string">
            <text:p><text:a xlink:href="http://www.uniprot.org/uniprot/X8F7V5" xlink:type="simple">http://www.uniprot.org/uniprot/X8F7V5</text:a></text:p>
          </table:table-cell>
          <table:table-cell office:value-type="string" calcext:value-type="string">
            <text:p>96.84</text:p>
          </table:table-cell>
          <table:table-cell office:value-type="float" office:value="95" calcext:value-type="float">
            <text:p>95</text:p>
          </table:table-cell>
          <table:table-cell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rtacus</text:p>
          </table:table-cell>
          <table:table-cell table:style-name="ce3" office:value-type="string" calcext:value-type="string">
            <text:p>m_marinum 21</text:p>
          </table:table-cell>
          <table:table-cell table:style-name="ce3" office:value-type="string" calcext:value-type="string">
            <text:p>B2HPJ7_MYCMM</text:p>
          </table:table-cell>
          <table:table-cell office:value-type="string" calcext:value-type="string">
            <text:p>Conserved hypothetical phage protein</text:p>
          </table:table-cell>
          <table:table-cell office:value-type="string" calcext:value-type="string">
            <text:p><text:a xlink:href="http://www.uniprot.org/uniprot/B2HPJ7" xlink:type="simple">http://www.uniprot.org/uniprot/B2HPJ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rtacus</text:p>
          </table:table-cell>
          <table:table-cell table:style-name="ce3" office:value-type="string" calcext:value-type="string">
            <text:p>m_abscessus 16,29</text:p>
          </table:table-cell>
          <table:table-cell table:style-name="ce3" office:value-type="string" calcext:value-type="string">
            <text:p>B1MNH0_MYCA9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<text:a xlink:href="http://www.uniprot.org/uniprot/B1MNH0" xlink:type="simple">http://www.uniprot.org/uniprot/B1MNH0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abscessus 24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http://www.uniprot.org/uniprot/A0A0U1BYY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chelonae 1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96.30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fortuitum 20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82.76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jls 37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85.1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kms 28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85.1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mcs 23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85.1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_gilvum 5-6</text:p>
          </table:table-cell>
          <table:table-cell table:style-name="ce3" office:value-type="string" calcext:value-type="string">
            <text:p>A0A0U1BYY4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81.84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tzer</text:p>
          </table:table-cell>
          <table:table-cell table:style-name="ce3" office:value-type="string" calcext:value-type="string">
            <text:p>m_abscessus 10,19,22</text:p>
          </table:table-cell>
          <table:table-cell table:style-name="ce3" office:value-type="string" calcext:value-type="string">
            <text:p>A0A1N2FT14_9MYCO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<text:a xlink:href="http://www.uniprot.org/uniprot/A0A1N2FT14" xlink:type="simple">http://www.uniprot.org/uniprot/A0A1N2FT1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67" calcext:value-type="float">
            <text:p>4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biter </text:p>
          </table:table-cell>
          <table:table-cell table:style-name="ce3" office:value-type="string" calcext:value-type="string">
            <text:p>m_jls 7-10</text:p>
          </table:table-cell>
          <table:table-cell table:style-name="ce3" office:value-type="string" calcext:value-type="string">
            <text:p>A0A172UM35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72UM35" xlink:type="simple">http://www.uniprot.org/uniprot/A0A172UM35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m_fallax 1-2</text:p>
          </table:table-cell>
          <table:table-cell table:style-name="ce3" office:value-type="string" calcext:value-type="string">
            <text:p>A0A1Y5PI63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ya</text:p>
          </table:table-cell>
          <table:table-cell office:value-type="string" calcext:value-type="string">
            <text:p>m_fortuitum 5,16</text:p>
          </table:table-cell>
          <table:table-cell table:style-name="ce3" office:value-type="string" calcext:value-type="string">
            <text:p>A0A1Y5PI63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ya</text:p>
          </table:table-cell>
          <table:table-cell office:value-type="string" calcext:value-type="string">
            <text:p>m_neoaurum 1,3</text:p>
          </table:table-cell>
          <table:table-cell table:style-name="ce3" office:value-type="string" calcext:value-type="string">
            <text:p>A0A1Y5PI63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ya</text:p>
          </table:table-cell>
          <table:table-cell office:value-type="string" calcext:value-type="string">
            <text:p>m_senegalense 3,8</text:p>
          </table:table-cell>
          <table:table-cell table:style-name="ce3" office:value-type="string" calcext:value-type="string">
            <text:p>A0A1Y5PI63_9MYCO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nd3</text:p>
          </table:table-cell>
          <table:table-cell office:value-type="string" calcext:value-type="string">
            <text:p>mycobacterium_smegmatis_4</text:p>
          </table:table-cell>
          <table:table-cell office:value-type="string" calcext:value-type="string">
            <text:p>L8FI16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L8FI16" xlink:type="simple">http://www.uniprot.org/uniprot/L8FI16</text:a>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198" calcext:value-type="float">
            <text:p>119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53</text:p>
          </table:table-cell>
          <table:table-cell office:value-type="string" calcext:value-type="string">
            <text:p>L8FI16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L8FI16" xlink:type="simple">http://www.uniprot.org/uniprot/L8FI16</text:a>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198" calcext:value-type="float">
            <text:p>1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go</text:p>
          </table:table-cell>
          <table:table-cell office:value-type="string" calcext:value-type="string">
            <text:p>mycobacterium_smegmatis_37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0D6HR71" xlink:type="simple">http://www.uniprot.org/uniprot/A0A0D6HR71</text:a>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38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<text:a xlink:href="http://www.uniprot.org/uniprot/A0A0D6HR71" xlink:type="simple">http://www.uniprot.org/uniprot/A0A0D6HR71</text:a>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6</text:p>
          </table:table-cell>
          <table:table-cell office:value-type="string" calcext:value-type="string">
            <text:p>I7G5T9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<text:a xlink:href="http://www.uniprot.org/uniprot/I7G5T9" xlink:type="simple">http://www.uniprot.org/uniprot/I7G5T9</text:a></text:p>
          </table:table-cell>
          <table:table-cell office:value-type="string" calcext:value-type="string">
            <text:p>98.70</text:p>
          </table:table-cell>
          <table:table-cell office:value-type="float" office:value="231" calcext:value-type="float">
            <text:p>231</text:p>
          </table:table-cell>
          <table:table-cell office:value-type="float" office:value="388" calcext:value-type="float">
            <text:p>3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54</text:p>
          </table:table-cell>
          <table:table-cell office:value-type="string" calcext:value-type="string">
            <text:p>I7G5T9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<text:a xlink:href="http://www.uniprot.org/uniprot/I7G5T9" xlink:type="simple">http://www.uniprot.org/uniprot/I7G5T9</text:a></text:p>
          </table:table-cell>
          <table:table-cell office:value-type="string" calcext:value-type="string">
            <text:p>98.70</text:p>
          </table:table-cell>
          <table:table-cell office:value-type="float" office:value="231" calcext:value-type="float">
            <text:p>231</text:p>
          </table:table-cell>
          <table:table-cell office:value-type="float" office:value="388" calcext:value-type="float">
            <text:p>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nd3</text:p>
          </table:table-cell>
          <table:table-cell office:value-type="string" calcext:value-type="string">
            <text:p>mycobacterium_smegmatis_5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26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1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41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5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60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64_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<text:a xlink:href="http://www.uniprot.org/uniprot/A0A0D6HMZ6" xlink:type="simple">http://www.uniprot.org/uniprot/A0A0D6HMZ6</text:a>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ph10</text:p>
          </table:table-cell>
          <table:table-cell office:value-type="string" calcext:value-type="string">
            <text:p>mycobacterium_smegmatis_2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<text:a xlink:href="http://www.uniprot.org/uniprot/A0QUB5" xlink:type="simple">http://www.uniprot.org/uniprot/A0QUB5</text:a>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4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<text:a xlink:href="http://www.uniprot.org/uniprot/A0QUB5" xlink:type="simple">http://www.uniprot.org/uniprot/A0QUB5</text:a>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mycobacterium_smegmatis_8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14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2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32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35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36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43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<text:a xlink:href="http://www.uniprot.org/uniprot/I7FFJ8" xlink:type="simple">http://www.uniprot.org/uniprot/I7FFJ8</text:a>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a</text:p>
          </table:table-cell>
          <table:table-cell office:value-type="string" calcext:value-type="string">
            <text:p>mycobacterium_smegmatis_15</text:p>
          </table:table-cell>
          <table:table-cell office:value-type="string" calcext:value-type="string">
            <text:p>X8F7V5</text:p>
          </table:table-cell>
          <table:table-cell office:value-type="string" calcext:value-type="string">
            <text:p>FtsK/SpoIIIE family protein</text:p>
          </table:table-cell>
          <table:table-cell office:value-type="string" calcext:value-type="string">
            <text:p><text:a xlink:href="http://www.uniprot.org/uniprot/X8F7V5" xlink:type="simple">http://www.uniprot.org/uniprot/X8F7V5</text:a></text:p>
          </table:table-cell>
          <table:table-cell office:value-type="string" calcext:value-type="string">
            <text:p>96.84</text:p>
          </table:table-cell>
          <table:table-cell office:value-type="float" office:value="95" calcext:value-type="float">
            <text:p>95</text:p>
          </table:table-cell>
          <table:table-cell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50</text:p>
          </table:table-cell>
          <table:table-cell office:value-type="string" calcext:value-type="string">
            <text:p>X8F7V5</text:p>
          </table:table-cell>
          <table:table-cell office:value-type="string" calcext:value-type="string">
            <text:p>FtsK/SpoIIIE family protein</text:p>
          </table:table-cell>
          <table:table-cell office:value-type="string" calcext:value-type="string">
            <text:p><text:a xlink:href="http://www.uniprot.org/uniprot/X8F7V5" xlink:type="simple">http://www.uniprot.org/uniprot/X8F7V5</text:a></text:p>
          </table:table-cell>
          <table:table-cell office:value-type="string" calcext:value-type="string">
            <text:p>96.84</text:p>
          </table:table-cell>
          <table:table-cell office:value-type="float" office:value="95" calcext:value-type="float">
            <text:p>95</text:p>
          </table:table-cell>
          <table:table-cell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nd3</text:p>
          </table:table-cell>
          <table:table-cell office:value-type="string" calcext:value-type="string">
            <text:p>mycobacterium_smegmatis_6</text:p>
          </table:table-cell>
          <table:table-cell office:value-type="string" calcext:value-type="string">
            <text:p>I7G5T9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<text:a xlink:href="http://www.uniprot.org/uniprot/I7G5T9" xlink:type="simple">www.uniprot.org/uniprot/I7G5T9</text:a></text:p>
          </table:table-cell>
          <table:table-cell office:value-type="string" calcext:value-type="string">
            <text:p>98.72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54</text:p>
          </table:table-cell>
          <table:table-cell office:value-type="string" calcext:value-type="string">
            <text:p>I7G5T9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<text:a xlink:href="http://www.uniprot.org/uniprot/I7G5T9" xlink:type="simple">www.uniprot.org/uniprot/I7G5T9</text:a></text:p>
          </table:table-cell>
          <table:table-cell office:value-type="string" calcext:value-type="string">
            <text:p>98.72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</text:p>
          </table:table-cell>
          <table:table-cell office:value-type="string" calcext:value-type="string">
            <text:p>mycobacterium_smegmatis_56</text:p>
          </table:table-cell>
          <table:table-cell office:value-type="string" calcext:value-type="string">
            <text:p>A0A0U1BYY4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0U1BYY4" xlink:type="simple">http://www.uniprot.org/uniprot/A0A0U1BYY4</text:a></text:p>
          </table:table-cell>
          <table:table-cell office:value-type="string" calcext:value-type="string">
            <text:p>74.19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ya</text:p>
          </table:table-cell>
          <table:table-cell office:value-type="string" calcext:value-type="string">
            <text:p>mycobacterium_smegmatis_11</text:p>
          </table:table-cell>
          <table:table-cell office:value-type="string" calcext:value-type="string">
            <text:p>A0A1Y5PI63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cobacterium_smegmatis_45</text:p>
          </table:table-cell>
          <table:table-cell office:value-type="string" calcext:value-type="string">
            <text:p>A0A1Y5PI63</text:p>
          </table:table-cell>
          <table:table-cell office:value-type="string" calcext:value-type="string">
            <text:p>Uncharacterized protein</text:p>
          </table:table-cell>
          <table:table-cell office:value-type="string" calcext:value-type="string">
            <text:p><text:a xlink:href="http://www.uniprot.org/uniprot/A0A1Y5PI63" xlink:type="simple">http://www.uniprot.org/uniprot/A0A1Y5PI63</text:a></text:p>
          </table:table-cell>
          <table:table-cell office:value-type="string" calcext:value-type="string">
            <text:p>95.4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4:24:33.8853819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6:28:52.540676617</meta:creation-date>
    <dc:date>2021-03-30T14:26:45.837598772</dc:date>
    <meta:editing-duration>PT2H51M7S</meta:editing-duration>
    <meta:editing-cycles>20</meta:editing-cycles>
    <meta:generator>LibreOffice/5.1.6.2$Linux_X86_64 LibreOffice_project/10m0$Build-2</meta:generator>
    <meta:document-statistic meta:table-count="1" meta:cell-count="468" meta:object-count="0"/>
  </office:meta>
</office:document-meta>
</file>